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5b9bd5" loext:fill-theme-color="accent1" draw:textarea-horizontal-align="justify" draw:textarea-vertical-align="middle" draw:auto-grow-height="false" draw:fit-to-size="false" style:shrink-to-fit="false" fo:min-height="4.828cm" fo:min-width="4.578cm" fo:padding-top="0.125cm" fo:padding-bottom="0.125cm" fo:padding-left="0.25cm" fo:padding-right="0.25cm" fo:wrap-option="wrap" style:writing-mode="lr-tb"/>
      <style:paragraph-properties style:writing-mode="lr-tb"/>
    </style:style>
    <style:style style:name="gr2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00b050" draw:textarea-horizontal-align="justify" draw:textarea-vertical-align="middle" draw:auto-grow-height="false" draw:fit-to-size="false" style:shrink-to-fit="false" fo:min-height="4.828cm" fo:min-width="4.578cm" fo:padding-top="0.125cm" fo:padding-bottom="0.125cm" fo:padding-left="0.25cm" fo:padding-right="0.25cm" fo:wrap-option="wrap" style:writing-mode="lr-tb"/>
      <style:paragraph-properties style:writing-mode="lr-tb"/>
    </style:style>
    <style:style style:name="gr3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002060" draw:textarea-horizontal-align="justify" draw:textarea-vertical-align="middle" draw:auto-grow-height="false" draw:fit-to-size="false" style:shrink-to-fit="false" fo:min-height="4.828cm" fo:min-width="4.578cm" fo:padding-top="0.125cm" fo:padding-bottom="0.125cm" fo:padding-left="0.25cm" fo:padding-right="0.25cm" fo:wrap-option="wrap" style:writing-mode="lr-tb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7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gr9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002060" draw:textarea-horizontal-align="justify" draw:textarea-vertical-align="middle" draw:auto-grow-height="false" draw:fit-to-size="false" style:shrink-to-fit="false" fo:min-height="2.796cm" fo:min-width="5.848cm" fo:padding-top="0.125cm" fo:padding-bottom="0.125cm" fo:padding-left="0.25cm" fo:padding-right="0.25cm" fo:wrap-option="wrap" style:writing-mode="lr-tb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5b9bd5" loext:fill-theme-color="accent1" draw:textarea-horizontal-align="justify" draw:textarea-vertical-align="middle" draw:auto-grow-height="false" draw:fit-to-size="false" style:shrink-to-fit="false" fo:min-height="2.796cm" fo:min-width="5.848cm" fo:padding-top="0.125cm" fo:padding-bottom="0.125cm" fo:padding-left="0.25cm" fo:padding-right="0.25cm" fo:wrap-option="wrap" style:writing-mode="lr-tb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5b9bd5" loext:fill-theme-color="accent1" draw:textarea-horizontal-align="justify" draw:textarea-vertical-align="middle" draw:auto-grow-height="false" draw:fit-to-size="false" style:shrink-to-fit="false" fo:min-height="2.796cm" fo:min-width="5.848cm" fo:padding-top="0.125cm" fo:padding-bottom="0.125cm" fo:padding-left="0.25cm" fo:padding-right="0.25cm" fo:wrap-option="wrap" style:writing-mode="lr-tb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5b9bd5" loext:fill-theme-color="accent1" draw:textarea-horizontal-align="justify" draw:textarea-vertical-align="middle" draw:auto-grow-height="false" draw:fit-to-size="false" style:shrink-to-fit="false" fo:min-height="2.796cm" fo:min-width="5.848cm" fo:padding-top="0.125cm" fo:padding-bottom="0.125cm" fo:padding-left="0.25cm" fo:padding-right="0.25cm" fo:wrap-option="wrap" style:writing-mode="lr-tb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00b050" draw:textarea-horizontal-align="justify" draw:textarea-vertical-align="middle" draw:auto-grow-height="false" draw:fit-to-size="false" style:shrink-to-fit="false" fo:min-height="2.796cm" fo:min-width="5.848cm" fo:padding-top="0.125cm" fo:padding-bottom="0.125cm" fo:padding-left="0.25cm" fo:padding-right="0.25cm" fo:wrap-option="wrap" style:writing-mode="lr-tb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00b050" draw:textarea-horizontal-align="justify" draw:textarea-vertical-align="middle" draw:auto-grow-height="false" draw:fit-to-size="false" style:shrink-to-fit="false" fo:min-height="2.796cm" fo:min-width="5.848cm" fo:padding-top="0.125cm" fo:padding-bottom="0.125cm" fo:padding-left="0.25cm" fo:padding-right="0.25cm" fo:wrap-option="wrap" style:writing-mode="lr-tb"/>
      <style:paragraph-properties style:writing-mode="lr-tb"/>
    </style:style>
    <style:style style:name="gr18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729fcf" draw:textarea-horizontal-align="justify" draw:textarea-vertical-align="middle" draw:auto-grow-height="false" draw:fit-to-size="false" style:shrink-to-fit="false" fo:min-height="2.796cm" fo:min-width="5.848cm" fo:padding-top="0.125cm" fo:padding-bottom="0.125cm" fo:padding-left="0.25cm" fo:padding-right="0.25cm" fo:wrap-option="wrap" style:writing-mode="lr-tb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729fcf" draw:textarea-horizontal-align="justify" draw:textarea-vertical-align="middle" draw:auto-grow-height="false" draw:fit-to-size="false" style:shrink-to-fit="false" fo:min-height="1.526cm" fo:min-width="5.848cm" fo:padding-top="0.125cm" fo:padding-bottom="0.125cm" fo:padding-left="0.25cm" fo:padding-right="0.25cm" fo:wrap-option="wrap" style:writing-mode="lr-tb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729fcf" draw:textarea-horizontal-align="justify" draw:textarea-vertical-align="middle" draw:auto-grow-height="false" draw:fit-to-size="false" style:shrink-to-fit="false" fo:min-height="1.526cm" fo:min-width="5.848cm" fo:padding-top="0.125cm" fo:padding-bottom="0.125cm" fo:padding-left="0.25cm" fo:padding-right="0.25cm" fo:wrap-option="wrap" style:writing-mode="lr-tb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729fcf" draw:textarea-horizontal-align="justify" draw:textarea-vertical-align="middle" draw:auto-grow-height="false" draw:fit-to-size="false" style:shrink-to-fit="false" fo:min-height="1.526cm" fo:min-width="5.848cm" fo:padding-top="0.125cm" fo:padding-bottom="0.125cm" fo:padding-left="0.25cm" fo:padding-right="0.25cm" fo:wrap-option="wrap" style:writing-mode="lr-tb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729fcf" draw:textarea-horizontal-align="justify" draw:textarea-vertical-align="middle" draw:auto-grow-height="false" draw:fit-to-size="false" style:shrink-to-fit="false" fo:min-height="1.526cm" fo:min-width="5.848cm" fo:padding-top="0.125cm" fo:padding-bottom="0.125cm" fo:padding-left="0.25cm" fo:padding-right="0.25cm" fo:wrap-option="wrap" style:writing-mode="lr-tb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35cm" svg:stroke-color="#af5c24" draw:stroke-linejoin="miter" svg:stroke-linecap="butt" draw:fill="solid" draw:fill-color="#ed7d31" loext:fill-theme-color="accent2" draw:textarea-horizontal-align="justify" draw:textarea-vertical-align="middle" draw:auto-grow-height="false" draw:fit-to-size="false" style:shrink-to-fit="false" fo:min-height="0.647cm" fo:min-width="0.397cm" fo:padding-top="0.125cm" fo:padding-bottom="0.125cm" fo:padding-left="0.25cm" fo:padding-right="0.25cm" fo:wrap-option="wrap" style:writing-mode="lr-tb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30" style:family="graphic" style:parent-style-name="objectwithoutfill">
      <style:graphic-properties svg:stroke-width="0.102cm" svg:stroke-color="#000000" draw:marker-start-width="0.356cm" draw:marker-end="Arrowheads_20_1" draw:marker-end-width="0.457cm" draw:fill="none" draw:fill-color="#000000" draw:textarea-vertical-align="middle" fo:padding-top="0.176cm" fo:padding-bottom="0.176cm" fo:padding-left="0.301cm" fo:padding-right="0.301cm"/>
    </style:style>
    <style:style style:name="gr31" style:family="graphic" style:parent-style-name="objectwithoutfill">
      <style:graphic-properties svg:stroke-width="0.102cm" svg:stroke-color="#000000" draw:marker-start-width="0.356cm" draw:marker-end="Arrowheads_20_2" draw:marker-end-width="0.457cm" draw:fill="none" draw:fill-color="#000000" draw:textarea-vertical-align="middle" fo:padding-top="0.176cm" fo:padding-bottom="0.176cm" fo:padding-left="0.301cm" fo:padding-right="0.301cm"/>
    </style:style>
    <style:style style:name="gr32" style:family="graphic" style:parent-style-name="standard" style:list-style-name="L1">
      <style:graphic-properties draw:stroke="solid" svg:stroke-width="0.035cm" svg:stroke-color="#8d281e" draw:stroke-linejoin="miter" svg:stroke-linecap="butt" draw:fill="solid" draw:fill-color="#c9211e" draw:textarea-horizontal-align="justify" draw:textarea-vertical-align="middle" draw:auto-grow-height="false" draw:fit-to-size="false" style:shrink-to-fit="false" fo:min-height="0.647cm" fo:min-width="0.397cm" fo:padding-top="0.125cm" fo:padding-bottom="0.125cm" fo:padding-left="0.25cm" fo:padding-right="0.25cm" fo:wrap-option="wrap" style:writing-mode="lr-tb"/>
      <style:paragraph-properties style:writing-mode="lr-tb"/>
    </style:style>
    <style:style style:name="gr33" style:family="graphic" style:parent-style-name="objectwithoutfill">
      <style:graphic-properties svg:stroke-width="0.102cm" svg:stroke-color="#000000" draw:marker-start-width="0.356cm" draw:marker-end="Arrowheads_20_4" draw:marker-end-width="0.457cm" draw:fill="none" draw:textarea-vertical-align="middle" fo:padding-top="0.176cm" fo:padding-bottom="0.176cm" fo:padding-left="0.301cm" fo:padding-right="0.301cm"/>
    </style:style>
    <style:style style:name="gr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35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002060" draw:textarea-horizontal-align="justify" draw:textarea-vertical-align="middle" draw:auto-grow-height="false" draw:fit-to-size="false" style:shrink-to-fit="false" fo:min-height="2.796cm" fo:min-width="5.848cm" fo:padding-top="0.125cm" fo:padding-bottom="0.125cm" fo:padding-left="0.25cm" fo:padding-right="0.25cm" fo:wrap-option="wrap" style:writing-mode="lr-tb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38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002060" draw:textarea-horizontal-align="justify" draw:textarea-vertical-align="middle" draw:auto-grow-height="false" draw:fit-to-size="false" style:shrink-to-fit="false" fo:min-height="2.796cm" fo:min-width="5.848cm" fo:padding-top="0.125cm" fo:padding-bottom="0.125cm" fo:padding-left="0.25cm" fo:padding-right="0.25cm" fo:wrap-option="wrap" style:writing-mode="lr-tb"/>
      <style:paragraph-properties style:writing-mode="lr-tb"/>
    </style:style>
    <style:style style:name="gr39" style:family="graphic" style:parent-style-name="standard" style:list-style-name="L1">
      <style:graphic-properties draw:stroke="solid" svg:stroke-width="0.035cm" svg:stroke-color="#af5c24" draw:stroke-linejoin="miter" svg:stroke-linecap="butt" draw:fill="solid" draw:fill-color="#ed7d31" loext:fill-theme-color="accent2" draw:textarea-horizontal-align="justify" draw:textarea-vertical-align="middle" draw:auto-grow-height="false" draw:fit-to-size="false" style:shrink-to-fit="false" fo:min-height="0.647cm" fo:min-width="0.397cm" fo:padding-top="0.125cm" fo:padding-bottom="0.125cm" fo:padding-left="0.25cm" fo:padding-right="0.25cm" fo:wrap-option="wrap" style:writing-mode="lr-tb"/>
      <style:paragraph-properties style:writing-mode="lr-tb"/>
    </style:style>
    <style:style style:name="gr40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00b050" draw:textarea-horizontal-align="justify" draw:textarea-vertical-align="middle" draw:auto-grow-height="false" draw:fit-to-size="false" style:shrink-to-fit="false" fo:min-height="2.796cm" fo:min-width="5.848cm" fo:padding-top="0.125cm" fo:padding-bottom="0.125cm" fo:padding-left="0.25cm" fo:padding-right="0.25cm" fo:wrap-option="wrap" style:writing-mode="lr-tb"/>
      <style:paragraph-properties style:writing-mode="lr-tb"/>
    </style:style>
    <style:style style:name="gr41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00b050" draw:textarea-horizontal-align="justify" draw:textarea-vertical-align="middle" draw:auto-grow-height="false" draw:fit-to-size="false" style:shrink-to-fit="false" fo:min-height="2.796cm" fo:min-width="5.848cm" fo:padding-top="0.125cm" fo:padding-bottom="0.125cm" fo:padding-left="0.25cm" fo:padding-right="0.25cm" fo:wrap-option="wrap" style:writing-mode="lr-tb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00b050" draw:textarea-horizontal-align="justify" draw:textarea-vertical-align="middle" draw:auto-grow-height="false" draw:fit-to-size="false" style:shrink-to-fit="false" fo:min-height="2.796cm" fo:min-width="5.848cm" fo:padding-top="0.125cm" fo:padding-bottom="0.125cm" fo:padding-left="0.25cm" fo:padding-right="0.25cm" fo:wrap-option="wrap" style:writing-mode="lr-tb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002060" draw:textarea-horizontal-align="justify" draw:textarea-vertical-align="middle" draw:auto-grow-height="false" draw:fit-to-size="false" style:shrink-to-fit="false" fo:min-height="2.796cm" fo:min-width="5.848cm" fo:padding-top="0.125cm" fo:padding-bottom="0.125cm" fo:padding-left="0.25cm" fo:padding-right="0.25cm" fo:wrap-option="wrap" style:writing-mode="lr-tb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7" style:family="graphic" style:parent-style-name="objectwithoutfill">
      <style:graphic-properties svg:stroke-width="0.102cm" svg:stroke-color="#000000" draw:marker-start-width="0.356cm" draw:marker-end="Arrowheads_20_5" draw:marker-end-width="0.457cm" draw:fill="none" draw:textarea-vertical-align="middle" fo:padding-top="0.176cm" fo:padding-bottom="0.176cm" fo:padding-left="0.301cm" fo:padding-right="0.301cm"/>
    </style:style>
    <style:style style:name="gr4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49" style:family="graphic" style:parent-style-name="objectwithoutfill">
      <style:graphic-properties svg:stroke-width="0.102cm" svg:stroke-color="#000000" draw:marker-start-width="0.356cm" draw:marker-end="Arrowheads_20_6" draw:marker-end-width="0.457cm" draw:fill="none" draw:textarea-vertical-align="middle" fo:padding-top="0.176cm" fo:padding-bottom="0.176cm" fo:padding-left="0.301cm" fo:padding-right="0.301cm"/>
    </style:style>
    <style:style style:name="gr50" style:family="graphic" style:parent-style-name="objectwithoutfill">
      <style:graphic-properties svg:stroke-width="0.102cm" svg:stroke-color="#000000" draw:marker-start-width="0.356cm" draw:marker-end="Arrowheads_20_9" draw:marker-end-width="0.457cm" draw:fill="none" draw:textarea-vertical-align="middle" fo:padding-top="0.176cm" fo:padding-bottom="0.176cm" fo:padding-left="0.301cm" fo:padding-right="0.301cm"/>
    </style:style>
    <style:style style:name="gr51" style:family="graphic" style:parent-style-name="objectwithoutfill">
      <style:graphic-properties svg:stroke-width="0.102cm" svg:stroke-color="#000000" draw:marker-start-width="0.356cm" draw:marker-end="Arrowheads_20_10" draw:marker-end-width="0.457cm" draw:fill="none" draw:textarea-vertical-align="middle" fo:padding-top="0.175cm" fo:padding-bottom="0.175cm" fo:padding-left="0.3cm" fo:padding-right="0.3cm"/>
    </style:style>
    <style:style style:name="gr5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3" style:family="graphic" style:parent-style-name="standard" style:list-style-name="L1">
      <style:graphic-properties draw:stroke="solid" svg:stroke-width="0.035cm" svg:stroke-color="#8d281e" draw:stroke-linejoin="miter" svg:stroke-linecap="butt" draw:fill="solid" draw:fill-color="#c9211e" draw:textarea-horizontal-align="justify" draw:textarea-vertical-align="middle" draw:auto-grow-height="false" draw:fit-to-size="false" style:shrink-to-fit="false" fo:min-height="0.647cm" fo:min-width="0.397cm" fo:padding-top="0.125cm" fo:padding-bottom="0.125cm" fo:padding-left="0.25cm" fo:padding-right="0.25cm" fo:wrap-option="wrap" style:writing-mode="lr-tb"/>
      <style:paragraph-properties style:writing-mode="lr-tb"/>
    </style:style>
    <style:style style:name="gr54" style:family="graphic" style:parent-style-name="objectwithoutfill">
      <style:graphic-properties svg:stroke-width="0.102cm" svg:stroke-color="#000000" draw:marker-start-width="0.356cm" draw:marker-end="Arrowheads_20_11" draw:marker-end-width="0.457cm" draw:fill="none" draw:textarea-vertical-align="middle" fo:padding-top="0.176cm" fo:padding-bottom="0.176cm" fo:padding-left="0.301cm" fo:padding-right="0.301cm"/>
    </style:style>
    <style:style style:name="gr5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56" style:family="graphic" style:parent-style-name="objectwithoutfill">
      <style:graphic-properties svg:stroke-width="0.102cm" svg:stroke-color="#000000" draw:marker-start-width="0.356cm" draw:marker-end="Arrowheads_20_17" draw:marker-end-width="0.457cm" draw:fill="none" draw:textarea-vertical-align="middle" fo:padding-top="0.176cm" fo:padding-bottom="0.176cm" fo:padding-left="0.301cm" fo:padding-right="0.301cm"/>
    </style:style>
    <style:style style:name="gr57" style:family="graphic" style:parent-style-name="objectwithoutfill">
      <style:graphic-properties svg:stroke-width="0.102cm" svg:stroke-color="#000000" draw:marker-start-width="0.356cm" draw:marker-end="Arrowheads_20_18" draw:marker-end-width="0.457cm" draw:fill="none" draw:textarea-vertical-align="middle" fo:padding-top="0.176cm" fo:padding-bottom="0.176cm" fo:padding-left="0.301cm" fo:padding-right="0.301cm"/>
    </style:style>
    <style:style style:name="gr5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9" style:family="graphic" style:parent-style-name="objectwithoutfill">
      <style:graphic-properties svg:stroke-width="0.102cm" svg:stroke-color="#000000" draw:marker-start-width="0.356cm" draw:marker-end="Arrowheads_20_20" draw:marker-end-width="0.457cm" draw:fill="none" draw:textarea-vertical-align="middle" fo:padding-top="0.176cm" fo:padding-bottom="0.176cm" fo:padding-left="0.301cm" fo:padding-right="0.301cm"/>
    </style:style>
    <style:style style:name="gr6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61" style:family="graphic" style:parent-style-name="objectwithoutfill">
      <style:graphic-properties svg:stroke-width="0.102cm" svg:stroke-color="#000000" draw:marker-start-width="0.356cm" draw:marker-end="Arrowheads_20_21" draw:marker-end-width="0.457cm" draw:fill="none" draw:textarea-vertical-align="middle" fo:padding-top="0.176cm" fo:padding-bottom="0.176cm" fo:padding-left="0.301cm" fo:padding-right="0.301cm"/>
    </style:style>
    <style:style style:name="gr6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pr1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Only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center"/>
      <style:text-properties fo:font-size="18pt"/>
    </style:style>
    <style:style style:name="P2" style:family="paragraph">
      <loext:graphic-properties draw:fill="solid" draw:fill-color="#5b9bd5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3" style:family="paragraph">
      <loext:graphic-properties draw:fill="solid" draw:fill-color="#00b050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4" style:family="paragraph">
      <loext:graphic-properties draw:fill="solid" draw:fill-color="#002060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90%" fo:text-align="center" fo:text-indent="0cm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center" style:font-independent-line-spacing="true"/>
      <style:text-properties fo:font-size="50pt" fo:font-weight="250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solid" draw:fill-color="#729fc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/>
      <style:text-properties fo:font-size="18pt"/>
    </style:style>
    <style:style style:name="P1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3" style:family="paragraph">
      <loext:graphic-properties draw:fill="solid" draw:fill-color="#ed7d31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4" style:family="paragraph">
      <loext:graphic-properties draw:fill="none" draw:fill-color="#000000"/>
      <style:paragraph-properties fo:text-align="center"/>
    </style:style>
    <style:style style:name="P15" style:family="paragraph">
      <loext:graphic-properties draw:fill="solid" draw:fill-color="#c9211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50pt" fo:letter-spacing="normal" fo:language="en" fo:country="US" fo:font-style="normal" style:text-underline-style="none" fo:font-weight="250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fo:background-color="transparent" style:font-name-asian="DejaVu Sans1" style:font-size-asian="10.5pt" style:font-style-asian="normal" style:font-weight-asian="normal" style:font-name-complex="DejaVu Sans1" style:font-size-complex="10.5pt" style:font-style-complex="normal" style:font-weight-complex="normal"/>
    </style:style>
    <style:style style:name="T6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name-asian="DejaVu Sans1" style:font-size-asian="11pt" style:font-style-asian="normal" style:font-weight-asian="normal" style:font-name-complex="DejaVu Sans1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19">
        <draw:custom-shape draw:name="Flowchart: Process 1" draw:style-name="gr1" draw:text-style-name="P2" draw:layer="layout" svg:width="5.077cm" svg:height="5.077cm" svg:x="5.957cm" svg:y="6.985cm">
          <text:p text:style-name="P1"><text:span text:style-name="T1">Temperature</text:span></text:p>
          <text:p text:style-name="P1"><text:span text:style-name="T1">Humidity</text:span></text:p>
          <text:p text:style-name="P1"><text:span text:style-name="T1">Airflow</text:span></text:p>
          <text:p text:style-name="P1"><text:span text:style-name="T1">Battery Level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6" draw:style-name="gr2" draw:text-style-name="P3" xml:id="id1" draw:id="id1" draw:layer="layout" svg:width="5.077cm" svg:height="5.077cm" svg:x="14.393cm" svg:y="6.985cm">
          <text:p text:style-name="P1"><text:span text:style-name="T1">Store and Process Data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8" draw:style-name="gr3" draw:text-style-name="P4" xml:id="id2" draw:id="id2" draw:layer="layout" svg:width="5.077cm" svg:height="5.077cm" svg:x="22.829cm" svg:y="6.985cm">
          <text:p text:style-name="P1"><text:span text:style-name="T1">Data Visualization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4" draw:text-style-name="P5" draw:layer="layout" svg:width="1.877cm" svg:height="1.013cm" svg:x="7.557cm" svg:y="5.959cm">
          <text:p text:style-name="P1"><text:span text:style-name="T2">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5" draw:text-style-name="P5" draw:layer="layout" svg:width="3.236cm" svg:height="1.013cm" svg:x="15.313cm" svg:y="5.959cm">
          <text:p text:style-name="P1"><text:span text:style-name="T2">Proc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6" draw:text-style-name="P5" draw:layer="layout" svg:width="2.347cm" svg:height="1.013cm" svg:x="24.194cm" svg:y="5.959cm">
          <text:p text:style-name="P1"><text:span text:style-name="T2">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" draw:style-name="gr7" draw:text-style-name="P6" draw:layer="layout" draw:type="line" svg:x1="11.079cm" svg:y1="9.527cm" svg:x2="14.393cm" svg:y2="9.523cm" draw:end-shape="id1" draw:end-glue-point="3" svg:d="M11079 9527l3314-4" svg:viewBox="0 0 3315 5">
          <text:p/>
        </draw:connector>
        <draw:connector draw:name="Straight Arrow Connector 3" draw:style-name="gr7" draw:text-style-name="P6" draw:layer="layout" draw:type="line" svg:x1="19.47cm" svg:y1="9.523cm" svg:x2="22.829cm" svg:y2="9.523cm" draw:start-shape="id1" draw:start-glue-point="1" draw:end-shape="id2" draw:end-glue-point="3" svg:d="M19470 9523h3359" svg:viewBox="0 0 3360 1">
          <text:p/>
        </draw:connector>
        <draw:frame draw:name="PlaceHolder 2" presentation:style-name="pr1" draw:text-style-name="P8" draw:layer="layout" svg:width="29.207cm" svg:height="3.679cm" svg:x="2.328cm" svg:y="1.014cm" presentation:class="title" presentation:user-transformed="true">
          <draw:text-box>
            <text:p text:style-name="P7"><text:span text:style-name="T3">Design Level 0 Diagram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1T19">
        <draw:frame draw:name="PlaceHolder 3" presentation:style-name="pr1" draw:text-style-name="P8" draw:layer="layout" svg:width="29.207cm" svg:height="3.679cm" svg:x="2.328cm" svg:y="1.014cm" presentation:class="title" presentation:user-transformed="true">
          <draw:text-box>
            <text:p text:style-name="P7"><text:span text:style-name="T3">Design Level 1 Diagram</text:span></text:p>
          </draw:text-box>
        </draw:frame>
        <draw:custom-shape draw:name="Flowchart: Process 13" draw:style-name="gr9" draw:text-style-name="P4" xml:id="id8" draw:id="id8" draw:layer="layout" svg:width="6.347cm" svg:height="3.045cm" svg:x="24.584cm" svg:y="10.084cm">
          <text:p text:style-name="P1"><text:span text:style-name="T1">Visualize Raw and Processed Data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0" draw:text-style-name="P5" draw:layer="layout" svg:width="1.877cm" svg:height="1.013cm" svg:x="5.26cm" svg:y="5.764cm">
          <text:p text:style-name="P1"><text:span text:style-name="T2">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1" draw:text-style-name="P5" draw:layer="layout" svg:width="3.236cm" svg:height="1.013cm" svg:x="15.214cm" svg:y="5.764cm">
          <text:p text:style-name="P1"><text:span text:style-name="T2">Proc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2" draw:text-style-name="P5" draw:layer="layout" svg:width="2.347cm" svg:height="1.013cm" svg:x="26.157cm" svg:y="5.764cm">
          <text:p text:style-name="P1"><text:span text:style-name="T2">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" draw:style-name="gr7" draw:text-style-name="P6" draw:layer="layout" draw:type="line" svg:x1="16.833cm" svg:y1="10.897cm" svg:x2="16.833cm" svg:y2="12.316cm" draw:start-shape="id3" draw:start-glue-point="2" draw:end-shape="id4" draw:end-glue-point="0" svg:d="M16833 10897v1419" svg:viewBox="0 0 1 1420">
          <text:p/>
        </draw:connector>
        <draw:custom-shape draw:name="Flowchart: Process 15" draw:style-name="gr13" draw:text-style-name="P2" xml:id="id5" draw:id="id5" draw:layer="layout" svg:width="6.347cm" svg:height="3.045cm" svg:x="3.025cm" svg:y="6.79cm">
          <text:p text:style-name="P1"><text:span text:style-name="T1">Room Temperature</text:span></text:p>
          <text:p text:style-name="P1"><text:span text:style-name="T1">Room Humidity</text:span></text:p>
          <text:p text:style-name="P1"><text:span text:style-name="T1">Ventilation Airflow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8" draw:style-name="gr14" draw:text-style-name="P2" xml:id="id7" draw:id="id7" draw:layer="layout" svg:width="6.347cm" svg:height="3.045cm" svg:x="3.025cm" svg:y="13.378cm">
          <text:p text:style-name="P1"><text:span text:style-name="T1">Outside Temperature</text:span></text:p>
          <text:p text:style-name="P1"><text:span text:style-name="T1">Outside Humidity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9" draw:style-name="gr15" draw:text-style-name="P2" xml:id="id6" draw:id="id6" draw:layer="layout" svg:width="6.347cm" svg:height="3.045cm" svg:x="3.025cm" svg:y="10.084cm">
          <text:p text:style-name="P1"><text:span text:style-name="T1">Battery Level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20" draw:style-name="gr16" draw:text-style-name="P3" xml:id="id3" draw:id="id3" draw:layer="layout" svg:width="6.347cm" svg:height="3.045cm" svg:x="13.66cm" svg:y="7.852cm">
          <text:p text:style-name="P1"><text:span text:style-name="T1">Format and Store</text:span></text:p>
          <text:p text:style-name="P1"><text:span text:style-name="T1">Raw Data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21" draw:style-name="gr17" draw:text-style-name="P3" xml:id="id4" draw:id="id4" draw:layer="layout" svg:width="6.347cm" svg:height="3.045cm" svg:x="13.66cm" svg:y="12.316cm">
          <text:p text:style-name="P1"><text:span text:style-name="T1">Analyze Raw Data</text:span></text:p>
          <text:p text:style-name="P1"><text:span text:style-name="T1">and Store Results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Elbow Connector 6" draw:style-name="gr18" draw:text-style-name="P6" draw:layer="layout" draw:line-skew="0.549cm" svg:x1="9.372cm" svg:y1="8.312cm" svg:x2="13.66cm" svg:y2="9.374cm" draw:start-shape="id5" draw:start-glue-point="1" draw:end-shape="id3" draw:end-glue-point="3" svg:d="M9372 8312h2693v1062h1595" svg:viewBox="0 0 4289 1063">
          <text:p/>
        </draw:connector>
        <draw:connector draw:name="Elbow Connector 7" draw:style-name="gr18" draw:text-style-name="P6" draw:layer="layout" draw:line-skew="0.548cm" svg:x1="9.372cm" svg:y1="11.606cm" svg:x2="13.661cm" svg:y2="9.376cm" draw:start-shape="id6" draw:start-glue-point="1" svg:d="M9372 11606h2693v-2230h1596" svg:viewBox="0 0 4290 2231">
          <text:p/>
        </draw:connector>
        <draw:connector draw:name="Elbow Connector 8" draw:style-name="gr18" draw:text-style-name="P6" draw:layer="layout" draw:line-skew="0.549cm" svg:x1="9.372cm" svg:y1="14.9cm" svg:x2="13.66cm" svg:y2="9.374cm" draw:start-shape="id7" draw:start-glue-point="1" draw:end-shape="id3" draw:end-glue-point="3" svg:d="M9372 14900h2693v-5526h1595" svg:viewBox="0 0 4289 5527">
          <text:p/>
        </draw:connector>
        <draw:connector draw:name="Elbow Connector 9" draw:style-name="gr18" draw:text-style-name="P6" draw:layer="layout" draw:line-skew="3.876cm" svg:x1="20.007cm" svg:y1="13.838cm" svg:x2="27.757cm" svg:y2="13.129cm" draw:start-shape="id4" draw:start-glue-point="1" draw:end-shape="id8" draw:end-glue-point="2" svg:d="M20007 13838h7750v-709" svg:viewBox="0 0 7751 710">
          <text:p/>
        </draw:connector>
        <draw:connector draw:name="Elbow Connector 10" draw:style-name="gr18" draw:text-style-name="P6" draw:layer="layout" draw:line-skew="3.876cm" svg:x1="20.007cm" svg:y1="9.374cm" svg:x2="27.757cm" svg:y2="10.084cm" draw:start-shape="id3" draw:start-glue-point="1" draw:end-shape="id8" draw:end-glue-point="0" svg:d="M20007 9374h7750v710" svg:viewBox="0 0 7751 711">
          <text:p/>
        </draw:connector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1T19">
        <draw:frame draw:name="PlaceHolder 4" presentation:style-name="pr1" draw:text-style-name="P8" draw:layer="layout" svg:width="29.207cm" svg:height="3.679cm" svg:x="2.328cm" svg:y="1.014cm" presentation:class="title" presentation:user-transformed="true">
          <draw:text-box>
            <text:p text:style-name="P7"><text:span text:style-name="T3">Design Level 2 Diagram (1/2)</text:span></text:p>
          </draw:text-box>
        </draw:frame>
        <draw:custom-shape draw:name="TextBox 21" draw:style-name="gr19" draw:text-style-name="P5" draw:layer="layout" svg:width="3.011cm" svg:height="1.605cm" svg:x="15.426cm" svg:y="4.713cm">
          <text:p text:style-name="P1"><text:span text:style-name="T4">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" draw:style-name="gr7" draw:text-style-name="P6" draw:layer="layout" draw:type="line" svg:x1="27.303cm" svg:y1="10.671cm" svg:x2="27.307cm" svg:y2="12.288cm" draw:start-shape="id9" draw:start-glue-point="2" draw:end-shape="id10" draw:end-glue-point="4" svg:d="M27303 10671l4 1617" svg:viewBox="0 0 5 1618">
          <text:p/>
        </draw:connector>
        <draw:custom-shape draw:name="Flowchart: Process 11" draw:style-name="gr20" draw:text-style-name="P10" xml:id="id9" draw:id="id9" draw:layer="layout" svg:width="6.347cm" svg:height="3.045cm" svg:x="24.13cm" svg:y="7.626cm">
          <text:p text:style-name="P1"><text:span text:style-name="T1">Outside Temperature</text:span></text:p>
          <text:p text:style-name="P1"><text:span text:style-name="T1">and Humidity from OpenWeather API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22" draw:style-name="gr21" draw:text-style-name="P10" xml:id="id12" draw:id="id12" draw:layer="layout" svg:width="6.347cm" svg:height="1.775cm" svg:x="7.366cm" svg:y="7.62cm">
          <text:p text:style-name="P1"><text:span text:style-name="T1">Battery Level Sensor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Elbow Connector 1" draw:style-name="gr18" draw:text-style-name="P6" draw:layer="layout" svg:x1="10.538cm" svg:y1="12.369cm" svg:x2="26.673cm" svg:y2="12.922cm" draw:start-shape="id11" draw:start-glue-point="2" draw:end-shape="id10" draw:end-glue-point="6" svg:d="M10538 12369v553h16135" svg:viewBox="0 0 16136 554">
          <text:p/>
        </draw:connector>
        <draw:custom-shape draw:name="Flowchart: Process 23" draw:style-name="gr22" draw:text-style-name="P10" xml:id="id11" draw:id="id11" draw:layer="layout" svg:width="6.347cm" svg:height="1.775cm" svg:x="7.365cm" svg:y="10.594cm">
          <text:p text:style-name="P1"><text:span text:style-name="T1">ESP32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24" draw:style-name="gr23" draw:text-style-name="P10" xml:id="id14" draw:id="id14" draw:layer="layout" svg:width="6.347cm" svg:height="1.775cm" svg:x="16.51cm" svg:y="10.594cm">
          <text:p text:style-name="P1"><text:span text:style-name="T1">Temperature and Humidity Sensor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5" draw:style-name="gr7" draw:text-style-name="P6" draw:layer="layout" draw:type="line" svg:x1="10.539cm" svg:y1="9.395cm" svg:x2="10.538cm" svg:y2="10.594cm" draw:start-shape="id12" draw:start-glue-point="2" draw:end-shape="id11" draw:end-glue-point="0" svg:d="M10539 9395l-1 1199" svg:viewBox="0 0 2 1200">
          <text:p/>
        </draw:connector>
        <draw:custom-shape draw:name="TextBox 22" draw:style-name="gr24" draw:text-style-name="P12" draw:layer="layout" svg:width="1.845cm" svg:height="0.695cm" svg:x="10.539cm" svg:y="9.525cm">
          <text:p text:style-name="P11"><text:span text:style-name="T5">ADC 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25" draw:style-name="gr25" draw:text-style-name="P10" xml:id="id13" draw:id="id13" draw:layer="layout" svg:width="6.347cm" svg:height="1.775cm" svg:x="16.51cm" svg:y="7.62cm">
          <text:p text:style-name="P1"><text:span text:style-name="T1">Airflow Sensor*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26" draw:text-style-name="P12" draw:layer="layout" svg:width="1.849cm" svg:height="0.695cm" svg:x="14.3cm" svg:y="11.481cm">
          <text:p text:style-name="P11"><text:span text:style-name="T5">ADC 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" draw:style-name="gr27" draw:text-style-name="P13" xml:id="id10" draw:id="id10" draw:layer="layout" svg:width="1.267cm" svg:height="1.267cm" svg:x="26.673cm" svg:y="12.288cm">
          <text:p text:style-name="P1"><text:span text:style-name="T6">B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25" draw:style-name="gr28" draw:text-style-name="P12" draw:layer="layout" svg:width="3.776cm" svg:height="0.695cm" svg:x="17.145cm" svg:y="13.081cm">
          <text:p text:style-name="P11"><text:span text:style-name="T5">Data MQTT Topic P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29" draw:text-style-name="P12" draw:layer="layout" svg:width="3.251cm" svg:height="0.695cm" svg:x="27.229cm" svg:y="11.118cm">
          <text:p text:style-name="P11"><text:span text:style-name="T5">HTTP GET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0" draw:text-style-name="P14" draw:layer="layout" svg:x1="16.51cm" svg:y1="8.507cm" svg:x2="13.712cm" svg:y2="11.481cm" draw:start-shape="id13" draw:start-glue-point="3" draw:end-shape="id11" svg:d="M16510 8507h-1399v2974h-1399" svg:viewBox="0 0 2799 2975">
          <text:p/>
        </draw:connector>
        <draw:connector draw:style-name="gr31" draw:text-style-name="P14" draw:layer="layout" svg:x1="16.51cm" svg:y1="11.481cm" svg:x2="13.712cm" svg:y2="11.481cm" draw:start-shape="id14" draw:start-glue-point="3" draw:end-shape="id11" draw:end-glue-point="1" svg:d="M16510 11481h-2798" svg:viewBox="0 0 2799 1">
          <text:p/>
        </draw:connector>
        <draw:custom-shape draw:name="Oval 4" draw:style-name="gr32" draw:text-style-name="P15" xml:id="id15" draw:id="id15" draw:layer="layout" svg:width="1.267cm" svg:height="1.267cm" svg:x="1.778cm" svg:y="10.846cm">
          <text:p text:style-name="P1"><text:span text:style-name="T6">A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33" draw:text-style-name="P16" draw:layer="layout" svg:x1="3.045cm" svg:y1="11.48cm" svg:x2="7.365cm" svg:y2="11.481cm" draw:start-shape="id15" draw:start-glue-point="10" draw:end-shape="id11" draw:end-glue-point="3" svg:d="M3045 11480h2160v1h2160" svg:viewBox="0 0 4321 2">
          <text:p/>
        </draw:connector>
        <draw:custom-shape draw:name="TextBox 27" draw:style-name="gr34" draw:text-style-name="P12" draw:layer="layout" svg:width="3.92cm" svg:height="0.695cm" svg:x="2.973cm" svg:y="11.48cm">
          <text:p text:style-name="P11"><text:span text:style-name="T5">Timer MQTT Topic S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1T19">
        <draw:frame draw:name="PlaceHolder 5" presentation:style-name="pr1" draw:text-style-name="P8" draw:layer="layout" svg:width="29.207cm" svg:height="3.679cm" svg:x="2.328cm" svg:y="1.014cm" presentation:class="title" presentation:user-transformed="true">
          <draw:text-box>
            <text:p text:style-name="P7"><text:span text:style-name="T3">Design Level 2 Diagram (2/2)</text:span></text:p>
          </draw:text-box>
        </draw:frame>
        <draw:custom-shape draw:name="Flowchart: Process 26" draw:style-name="gr35" draw:text-style-name="P4" xml:id="id23" draw:id="id23" draw:layer="layout" svg:width="6.347cm" svg:height="3.045cm" svg:x="22.863cm" svg:y="6.985cm">
          <text:p text:style-name="P1"><text:span text:style-name="T1">Data Visualization Dashboard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6" draw:text-style-name="P5" draw:layer="layout" svg:width="5.471cm" svg:height="1.605cm" svg:x="10.795cm" svg:y="4.961cm">
          <text:p text:style-name="P1"><text:span text:style-name="T4">Proc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37" draw:text-style-name="P5" draw:layer="layout" svg:width="3.871cm" svg:height="1.605cm" svg:x="24.13cm" svg:y="4.961cm">
          <text:p text:style-name="P1"><text:span text:style-name="T4">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27" draw:style-name="gr38" draw:text-style-name="P4" xml:id="id19" draw:id="id19" draw:layer="layout" svg:width="6.347cm" svg:height="3.045cm" svg:x="22.863cm" svg:y="15.37cm">
          <text:p text:style-name="P1"><text:span text:style-name="T1">Web Server w/ Static File Directory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39" draw:text-style-name="P13" xml:id="id16" draw:id="id16" draw:layer="layout" svg:width="1.267cm" svg:height="1.267cm" svg:x="0.305cm" svg:y="8.001cm">
          <text:p text:style-name="P1"><text:span text:style-name="T6">B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owchart: Process 29" draw:style-name="gr40" draw:text-style-name="P3" xml:id="id17" draw:id="id17" draw:layer="layout" svg:width="6.347cm" svg:height="3.045cm" svg:x="6.35cm" svg:y="7.115cm">
          <text:p text:style-name="P1"><text:span text:style-name="T1">Data Aggregation Program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30" draw:style-name="gr41" draw:text-style-name="P3" xml:id="id18" draw:id="id18" draw:layer="layout" svg:width="6.347cm" svg:height="3.045cm" svg:x="13.335cm" svg:y="11.806cm">
          <text:p text:style-name="P1"><text:span text:style-name="T1">SQL Database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6" draw:style-name="gr7" draw:text-style-name="P6" draw:layer="layout" draw:type="line" svg:x1="1.572cm" svg:y1="8.635cm" svg:x2="6.35cm" svg:y2="8.637cm" draw:start-shape="id16" draw:start-glue-point="10" draw:end-shape="id17" draw:end-glue-point="3" svg:d="M1572 8635l4778 2" svg:viewBox="0 0 4779 3">
          <text:p/>
        </draw:connector>
        <draw:custom-shape draw:name="TextBox 30" draw:style-name="gr42" draw:text-style-name="P12" draw:layer="layout" svg:width="3.81cm" svg:height="0.695cm" svg:x="9.525cm" svg:y="12.7cm">
          <text:p text:style-name="P11"><text:span text:style-name="T5">New Database En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31" draw:style-name="gr43" draw:text-style-name="P3" xml:id="id21" draw:id="id21" draw:layer="layout" svg:width="6.347cm" svg:height="3.045cm" svg:x="13.335cm" svg:y="7.101cm">
          <text:p text:style-name="P1"><text:span text:style-name="T1">Batch Processing Program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44" draw:text-style-name="P5" draw:layer="layout" svg:width="2.651cm" svg:height="1.139cm" svg:x="13.335cm" svg:y="10.516cm">
          <text:p text:style-name="P1"><text:span text:style-name="T5">24-Hour Batch of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32" draw:style-name="gr45" draw:text-style-name="P4" xml:id="id22" draw:id="id22" draw:layer="layout" svg:width="6.347cm" svg:height="3.045cm" svg:x="22.863cm" svg:y="10.617cm">
          <text:p text:style-name="P1"><text:span text:style-name="T1">Control Panel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46" draw:text-style-name="P5" draw:layer="layout" svg:width="2.016cm" svg:height="0.695cm" svg:x="19.682cm" svg:y="7.942cm">
          <text:p text:style-name="P1"><text:span text:style-name="T5">File I/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47" draw:text-style-name="P16" draw:layer="layout" svg:x1="9.523cm" svg:y1="10.16cm" svg:x2="13.335cm" svg:y2="13.328cm" draw:start-shape="id17" draw:start-glue-point="2" draw:end-shape="id18" draw:end-glue-point="3" svg:d="M9523 10160v3168h3812" svg:viewBox="0 0 3813 3169">
          <text:p/>
        </draw:connector>
        <draw:custom-shape draw:name="TextBox 34" draw:style-name="gr48" draw:text-style-name="P12" draw:layer="layout" svg:width="3.754cm" svg:height="0.695cm" svg:x="1.961cm" svg:y="7.944cm">
          <text:p text:style-name="P11"><text:span text:style-name="T5">Data MQTT Topic S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49" draw:text-style-name="P16" draw:layer="layout" draw:line-skew="-8.725cm" svg:x1="1.572cm" svg:y1="8.635cm" svg:x2="22.863cm" svg:y2="16.892cm" draw:start-shape="id16" draw:start-glue-point="10" draw:end-shape="id19" draw:end-glue-point="3" svg:d="M1572 8635h1921v8257h19370" svg:viewBox="0 0 21292 8258">
          <text:p/>
        </draw:connector>
        <draw:line draw:style-name="gr50" draw:text-style-name="P16" draw:layer="layout" svg:x1="15.875cm" svg:y1="11.806cm" svg:x2="15.875cm" svg:y2="10.146cm">
          <text:p/>
        </draw:line>
        <draw:line draw:style-name="gr51" draw:text-style-name="P16" draw:layer="layout" svg:x1="17.145cm" svg:y1="10.146cm" svg:x2="17.145cm" svg:y2="11.806cm">
          <text:p/>
        </draw:line>
        <draw:custom-shape draw:name="TextBox 35" draw:style-name="gr52" draw:text-style-name="P5" draw:layer="layout" svg:width="2.54cm" svg:height="1.139cm" svg:x="17.145cm" svg:y="10.291cm">
          <text:p text:style-name="P1"><text:span text:style-name="T5">KPIs and File Path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" draw:style-name="gr53" draw:text-style-name="P15" xml:id="id20" draw:id="id20" draw:layer="layout" svg:width="1.267cm" svg:height="1.267cm" svg:x="0.305cm" svg:y="5.715cm">
          <text:p text:style-name="P1"><text:span text:style-name="T6">A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54" draw:text-style-name="P16" draw:layer="layout" svg:x1="9.523cm" svg:y1="7.115cm" svg:x2="1.572cm" svg:y2="6.349cm" draw:start-shape="id17" draw:start-glue-point="0" draw:end-shape="id20" draw:end-glue-point="10" svg:d="M9523 7115v-766h-7951" svg:viewBox="0 0 7952 767">
          <text:p/>
        </draw:connector>
        <draw:custom-shape draw:name="TextBox 36" draw:style-name="gr55" draw:text-style-name="P12" draw:layer="layout" svg:width="3.943cm" svg:height="0.695cm" svg:x="3.677cm" svg:y="5.657cm">
          <text:p text:style-name="P11"><text:span text:style-name="T5">Timer MQTT Topic P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56" draw:text-style-name="P16" draw:layer="layout" svg:x1="19.682cm" svg:y1="8.623cm" svg:x2="22.863cm" svg:y2="16.892cm" draw:start-shape="id21" draw:start-glue-point="1" draw:end-shape="id19" draw:end-glue-point="3" svg:d="M19682 8623h1591v8269h1590" svg:viewBox="0 0 3182 8270">
          <text:p/>
        </draw:connector>
        <draw:connector draw:style-name="gr57" draw:text-style-name="P16" draw:layer="layout" svg:x1="16.508cm" svg:y1="14.851cm" svg:x2="22.863cm" svg:y2="16.892cm" draw:start-shape="id18" draw:start-glue-point="2" draw:end-shape="id19" draw:end-glue-point="3" svg:d="M16508 14851v2041h6355" svg:viewBox="0 0 6356 2042">
          <text:p/>
        </draw:connector>
        <draw:custom-shape draw:name="TextBox 37" draw:style-name="gr58" draw:text-style-name="P5" draw:layer="layout" svg:width="2.54cm" svg:height="1.139cm" svg:x="16.51cm" svg:y="15.24cm">
          <text:p text:style-name="P1"><text:span text:style-name="T5">KPIs and File Path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59" draw:text-style-name="P16" draw:layer="layout" svg:x1="26.036cm" svg:y1="15.37cm" svg:x2="26.036cm" svg:y2="13.662cm" draw:start-shape="id19" draw:start-glue-point="0" draw:end-shape="id22" draw:end-glue-point="2" svg:d="M26036 15370v-1708" svg:viewBox="0 0 1 1709">
          <text:p/>
        </draw:connector>
        <draw:custom-shape draw:name="TextBox 38" draw:style-name="gr60" draw:text-style-name="P5" draw:layer="layout" svg:width="3.174cm" svg:height="1.139cm" svg:x="25.908cm" svg:y="14.173cm">
          <text:p text:style-name="P1"><text:span text:style-name="T5">Live Data over HTTP/2 and S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61" draw:text-style-name="P16" draw:layer="layout" draw:line-skew="0.77cm" svg:x1="29.21cm" svg:y1="16.892cm" svg:x2="29.21cm" svg:y2="8.507cm" draw:start-shape="id19" draw:start-glue-point="1" draw:end-shape="id23" svg:d="M29210 16892h1270v-8385h-1270" svg:viewBox="0 0 1271 8386">
          <text:p/>
        </draw:connector>
        <draw:custom-shape draw:name="TextBox 39" draw:style-name="gr62" draw:text-style-name="P5" draw:layer="layout" svg:width="2.651cm" svg:height="2.027cm" svg:x="30.48cm" svg:y="10.926cm">
          <text:p text:style-name="P1"><text:span text:style-name="T5">File Listings and</text:span></text:p>
          <text:p text:style-name="P1"><text:span text:style-name="T5"><text:s/></text:span><text:span text:style-name="T5">Static File Rou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9" draw:display-name="Arrowheads 9" svg:viewBox="0 0 20 20" svg:d="M0 20l10-20 10 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Onl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Only" style:display-name="Title Only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PlaceHolder 1" presentation:style-name="Title_20_Only-title" draw:layer="backgroundobjects" svg:width="29.207cm" svg:height="3.679cm" svg:x="2.328cm" svg:y="1.014cm" presentation:class="title" presentation:placeholder="true" presentation:user-transformed="true">
        <draw:text-box/>
      </draw:frame>
      <draw:frame draw:name="PlaceHolder 2" presentation:style-name="Mpr1" draw:text-style-name="MP6" draw:layer="backgroundobjects" svg:width="11.427cm" svg:height="1.011cm" svg:x="11.218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3" presentation:style-name="Mpr1" draw:text-style-name="MP8" draw:layer="backgroundobjects" svg:width="7.617cm" svg:height="1.011cm" svg:x="23.918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4" presentation:style-name="Mpr1" draw:text-style-name="MP6" draw:layer="backgroundobjects" svg:width="7.617cm" svg:height="1.011cm" svg:x="2.328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624cm" svg:height="10.476cm" svg:x="1.482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18T02:54:02</meta:creation-date>
    <meta:initial-creator>Fernando</meta:initial-creator>
    <dc:language>en-US</dc:language>
    <dc:date>2023-10-29T04:50:02.431000000</dc:date>
    <meta:editing-cycles>31</meta:editing-cycles>
    <dc:title>PowerPoint Presentation</dc:title>
    <meta:editing-duration>PT3H34M</meta:editing-duration>
    <meta:generator>LibreOffice/7.5.5.2$Windows_X86_64 LibreOffice_project/ca8fe7424262805f223b9a2334bc7181abbcbf5e</meta:generator>
    <meta:document-statistic meta:object-count="104"/>
    <meta:user-defined meta:name="AppVersion">15.0000</meta:user-defined>
    <meta:user-defined meta:name="PresentationFormat">Widescreen</meta:user-defined>
    <meta:user-defined meta:name="Slides" meta:value-type="float">4</meta:user-defined>
  </office:meta>
</office:document-meta>
</file>